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803e" officeooo:paragraph-rsid="000c803e"/>
    </style:style>
    <style:style style:name="P2" style:family="paragraph" style:parent-style-name="Standard">
      <style:paragraph-properties fo:text-align="start" style:justify-single-word="false"/>
      <style:text-properties officeooo:rsid="000c803e" officeooo:paragraph-rsid="000c803e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officeooo:rsid="000c803e" officeooo:paragraph-rsid="000c803e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officeooo:rsid="000defbb" officeooo:paragraph-rsid="000defbb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officeooo:rsid="000f13e9" officeooo:paragraph-rsid="000f13e9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officeooo:rsid="0010e55f" officeooo:paragraph-rsid="0010e55f" style:font-size-asian="14pt" style:font-style-asian="italic" style:font-size-complex="14pt" style:font-style-complex="italic"/>
    </style:style>
    <style:style style:name="T1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2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3" style:family="text">
      <style:text-properties fo:font-size="12pt" fo:font-style="normal" style:text-underline-style="none" officeooo:rsid="000defbb" style:font-size-asian="10.5pt" style:font-style-asian="normal" style:font-size-complex="12pt" style:font-style-complex="normal"/>
    </style:style>
    <style:style style:name="T4" style:family="text">
      <style:text-properties fo:font-size="12pt" fo:font-style="normal" style:text-underline-style="none" officeooo:rsid="000df4ff" style:font-size-asian="10.5pt" style:font-style-asian="normal" style:font-size-complex="12pt" style:font-style-complex="normal"/>
    </style:style>
    <style:style style:name="T5" style:family="text">
      <style:text-properties officeooo:rsid="000def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tiquetas/Tags do corpo de um documento html</text:p>
      <text:p text:style-name="P1"/>
      <text:p text:style-name="P2"><text:span text:style-name="T1">&lt;h1&gt;</text:span>,<text:span text:style-name="T1">&lt;h2&gt;</text:span>,…,<text:span text:style-name="T1">&lt;h6&gt;</text:span> <text:s/>– <text:s/>define os cabeçalhos e títulos no documento em diversos tamanhos;</text:p>
      <text:p text:style-name="P2"/>
      <text:p text:style-name="P3">&lt;p&gt;<text:span text:style-name="T2"> <text:s/>– <text:s/>define um novo parágrafo;</text:span></text:p>
      <text:p text:style-name="P3"><text:span text:style-name="T2"/></text:p>
      <text:p text:style-name="P3">&lt;br/&gt;<text:span text:style-name="T2"> <text:s/>– <text:s/>impõe uma quebra de linha num texto;</text:span></text:p>
      <text:p text:style-name="P3"><text:span text:style-name="T2"/></text:p>
      <text:p text:style-name="P6"><text:span text:style-name="T2">&lt;pre&gt; <text:s/>– <text:s/>preserva o formato de texto</text:span></text:p>
      <text:p text:style-name="P3"><text:span text:style-name="T2"/></text:p>
      <text:p text:style-name="P3">&lt;<text:span text:style-name="T5">div</text:span>&gt;,<text:span text:style-name="T5">&lt;span&gt;</text:span><text:span text:style-name="T2"> <text:s/>– <text:s/></text:span><text:span text:style-name="T3">determina uma divisão na página a qual pode possuir variadas formatações;</text:span></text:p>
      <text:p text:style-name="P3"><text:span text:style-name="T3"/></text:p>
      <text:p text:style-name="P4"><text:span text:style-name="T2">&lt;img /&gt; <text:s/>– <text:s/>insere uma imagem, </text:span><text:span text:style-name="T4">(scr=localização da imagem, alt=texto que aparece quando a imagem não é apresentada, title=texto que aparece quando o rato passa sobre a imagem, width=largura da imagem, heigth=altura da imagem);</text:span></text:p>
      <text:p text:style-name="P4"><text:span text:style-name="T2"/></text:p>
      <text:p text:style-name="P4"><text:span text:style-name="T2">&lt;a&gt; <text:s/>– <text:s/>cria uma hiperligação para um outro local, seja uma página, um e-mail ou outro serviço;</text:span></text:p>
      <text:p text:style-name="P4"><text:span text:style-name="T2"/></text:p>
      <text:p text:style-name="P4"><text:span text:style-name="T2">&lt;textarea&gt; <text:s/>– <text:s/>delimita uma caixa de texto (com mais de uma linha);</text:span></text:p>
      <text:p text:style-name="P4"><text:span text:style-name="T2"/></text:p>
      <text:p text:style-name="P4"><text:span text:style-name="T2">&lt;b&gt;, &lt;i&gt;, &lt;u&gt; e &lt;s&gt; <text:s/>– <text:s/>determina diversas formatações de texto: </text:span><text:span text:style-name="T4">negrito, itálico, sublinhado e riscado, respetivamente;</text:span></text:p>
      <text:p text:style-name="P4"><text:span text:style-name="T4"/></text:p>
      <text:p text:style-name="P5"><text:span text:style-name="T4">&lt;!-- –</text:span><text:span text:style-name="T2">&gt; – <text:s/>comentário;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6:33:51.803000000</meta:creation-date>
    <dc:date>2016-09-18T17:21:05.978000000</dc:date>
    <meta:editing-duration>PT5M41S</meta:editing-duration>
    <meta:editing-cycles>1</meta:editing-cycles>
    <meta:generator>LibreOffice/5.2.0.4$Windows_X86_64 LibreOffice_project/066b007f5ebcc236395c7d282ba488bca6720265</meta:generator>
    <meta:document-statistic meta:table-count="0" meta:image-count="0" meta:object-count="0" meta:page-count="1" meta:paragraph-count="11" meta:word-count="128" meta:character-count="866" meta:non-whitespace-character-count="720"/>
  </office:meta>
</office:document-meta>
</file>